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ebe8d" officeooo:paragraph-rsid="000ebe8d"/>
    </style:style>
    <style:style style:name="P2" style:family="paragraph" style:parent-style-name="Text_20_body">
      <style:text-properties officeooo:rsid="000ebe8d" officeooo:paragraph-rsid="00121066"/>
    </style:style>
    <style:style style:name="P3" style:family="paragraph" style:parent-style-name="Text_20_body" style:list-style-name="L1">
      <style:text-properties officeooo:rsid="000ebe8d" officeooo:paragraph-rsid="00177f06"/>
    </style:style>
    <style:style style:name="P4" style:family="paragraph" style:parent-style-name="Text_20_body" style:list-style-name="L5">
      <style:text-properties officeooo:rsid="000ebe8d" officeooo:paragraph-rsid="001adf1f"/>
    </style:style>
    <style:style style:name="P5" style:family="paragraph" style:parent-style-name="Text_20_body" style:list-style-name="L1">
      <style:text-properties officeooo:rsid="00121066" officeooo:paragraph-rsid="00121066"/>
    </style:style>
    <style:style style:name="P6" style:family="paragraph" style:parent-style-name="Text_20_body" style:list-style-name="L2">
      <style:text-properties officeooo:rsid="00121066" officeooo:paragraph-rsid="001adf1f"/>
    </style:style>
    <style:style style:name="P7" style:family="paragraph" style:parent-style-name="Text_20_body" style:list-style-name="L1">
      <style:text-properties officeooo:paragraph-rsid="00121066"/>
    </style:style>
    <style:style style:name="P8" style:family="paragraph" style:parent-style-name="Text_20_body" style:list-style-name="L2">
      <style:text-properties officeooo:rsid="00127eec" officeooo:paragraph-rsid="00127eec"/>
    </style:style>
    <style:style style:name="P9" style:family="paragraph" style:parent-style-name="Text_20_body">
      <style:paragraph-properties fo:text-align="start" style:justify-single-word="false"/>
      <style:text-properties officeooo:rsid="00142d07" officeooo:paragraph-rsid="00142d07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paragraph-rsid="00142d07"/>
    </style:style>
    <style:style style:name="P11" style:family="paragraph" style:parent-style-name="Text_20_body" style:list-style-name="L4">
      <style:text-properties officeooo:paragraph-rsid="0018f86b"/>
    </style:style>
    <style:style style:name="P12" style:family="paragraph" style:parent-style-name="Text_20_body" style:list-style-name="L1">
      <style:text-properties officeooo:rsid="001adf1f" officeooo:paragraph-rsid="001adf1f"/>
    </style:style>
    <style:style style:name="P13" style:family="paragraph" style:parent-style-name="Text_20_body" style:list-style-name="L7">
      <style:text-properties officeooo:rsid="001adf1f" officeooo:paragraph-rsid="001adf1f"/>
    </style:style>
    <style:style style:name="P14" style:family="paragraph" style:parent-style-name="Text_20_body" style:list-style-name="L2">
      <style:text-properties officeooo:rsid="001adf1f" officeooo:paragraph-rsid="001adf1f"/>
    </style:style>
    <style:style style:name="P15" style:family="paragraph" style:parent-style-name="Title">
      <style:text-properties officeooo:rsid="000ebe8d" officeooo:paragraph-rsid="000ebe8d"/>
    </style:style>
    <style:style style:name="P16" style:family="paragraph" style:parent-style-name="Subtitle">
      <style:paragraph-properties fo:text-align="center" style:justify-single-word="false"/>
      <style:text-properties officeooo:rsid="000ebe8d" officeooo:paragraph-rsid="000ebe8d"/>
    </style:style>
    <style:style style:name="P17" style:family="paragraph" style:parent-style-name="Heading_20_1">
      <style:text-properties officeooo:rsid="000ebe8d" officeooo:paragraph-rsid="000ebe8d"/>
    </style:style>
    <style:style style:name="P18" style:family="paragraph" style:parent-style-name="Heading_20_1" style:list-style-name="">
      <style:text-properties officeooo:rsid="000ebe8d" officeooo:paragraph-rsid="000ebe8d"/>
    </style:style>
    <style:style style:name="P19" style:family="paragraph" style:parent-style-name="Heading_20_1">
      <style:paragraph-properties fo:break-before="page"/>
      <style:text-properties officeooo:rsid="000ebe8d" officeooo:paragraph-rsid="000ebe8d"/>
    </style:style>
    <style:style style:name="T1" style:family="text">
      <style:text-properties officeooo:rsid="000ed2dd"/>
    </style:style>
    <style:style style:name="T2" style:family="text">
      <style:text-properties officeooo:rsid="00121066"/>
    </style:style>
    <style:style style:name="T3" style:family="text">
      <style:text-properties officeooo:rsid="00142d07"/>
    </style:style>
    <style:style style:name="T4" style:family="text">
      <style:text-properties officeooo:rsid="001adf1f"/>
    </style:style>
    <style:style style:name="T5" style:family="text">
      <style:text-properties officeooo:rsid="001fa4a8"/>
    </style:style>
    <style:style style:name="T6" style:family="text">
      <style:text-properties officeooo:rsid="0020411a"/>
    </style:style>
    <style:style style:name="T7" style:family="text">
      <style:text-properties officeooo:rsid="00219a80"/>
    </style:style>
    <style:style style:name="T8" style:family="text">
      <style:text-properties officeooo:rsid="0022c5d9"/>
    </style:style>
    <style:style style:name="T9" style:family="text">
      <style:text-properties officeooo:rsid="0023eb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ight in Square</text:p>
      <text:p text:style-name="P16">Opis projektu na Grafikę Komputerową</text:p>
      <text:p text:style-name="P1"/>
      <text:h text:style-name="P17" text:outline-level="1">1. Opis projektu</text:h>
      <text:p text:style-name="P2">Celem projektu jest stworzenie <text:span text:style-name="T1">gry polegającej na drużynowej rywalizacji on-line graczy walczących czołgami w celu pokonania przeciwnej drużyny. Aby to osiągnąć należy zebrać odpowiednią ilość punktów. </text:span></text:p>
      <text:p text:style-name="P2"><text:span text:style-name="T1">Gra się kończy wówczas, gdy upłynie podstawowy czas gry lub - w wersji rozszerzonej – po przejęciu przed jedną z drużyn określonej liczby flag przeciwnika. Wygrywa gracz z największą liczbą punktów (oraz drużyna z największa liczba zdobytych flag).</text:span></text:p>
      <text:h text:style-name="P17" text:outline-level="1">2. Wymagania podstawowe</text:h>
      <text:list xml:id="list7353994034087411167" text:style-name="L1">
        <text:list-item>
          <text:p text:style-name="P3"><text:span text:style-name="T1">Gra rozgrywana jest na prostokątnej dwuwymiarowej planszy/mapie.</text:span></text:p>
        </text:list-item>
        <text:list-item>
          <text:p text:style-name="P5">Gra typu online.</text:p>
        </text:list-item>
        <text:list-item>
          <text:p text:style-name="P3"><text:span text:style-name="T1">Gra jest przeznaczona dla maksymalnie 8, minimalnie 2 graczy.</text:span></text:p>
        </text:list-item>
        <text:list-item>
          <text:p text:style-name="P12">Program umożliwia zdobywanie punktów, sposoby ich zdobywania:</text:p>
        </text:list-item>
      </text:list>
      <text:list xml:id="list7907632348476922855" text:style-name="L5">
        <text:list-item>
          <text:p text:style-name="P4"><text:span text:style-name="T1">zestrzelenie gracza z drużyny przeciwnej</text:span></text:p>
        </text:list-item>
      </text:list>
      <text:list xml:id="list2101652254710" text:continue-list="list7353994034087411167" text:style-name="L1">
        <text:list-item>
          <text:p text:style-name="P12">Punkty można tracić poprzez:</text:p>
        </text:list-item>
      </text:list>
      <text:list xml:id="list1278314258346901447" text:style-name="L7">
        <text:list-item>
          <text:p text:style-name="P13">śmierć w wyniku zestrzelenia</text:p>
        </text:list-item>
        <text:list-item>
          <text:p text:style-name="P13"><text:span text:style-name="T5">trafienie</text:span> sojusznika</text:p>
        </text:list-item>
      </text:list>
      <text:list xml:id="list2101910849657" text:continue-list="list2101652254710" text:style-name="L1">
        <text:list-item>
          <text:p text:style-name="P7"><text:span text:style-name="T2">Plansza ma narzucony rozmiar.</text:span></text:p>
        </text:list-item>
        <text:list-item>
          <text:p text:style-name="P5">Widok planszy z góry</text:p>
        </text:list-item>
        <text:list-item>
          <text:p text:style-name="P5">Tryb Multiplayer <text:span text:style-name="T6">przez sieć (architektura klient - serwer)</text:span></text:p>
        </text:list-item>
        <text:list-item>
          <text:p text:style-name="P5">Animowane elementy w grze</text:p>
        </text:list-item>
        <text:list-item>
          <text:p text:style-name="P5">Sterowanie grą za pomocą klawiatury</text:p>
        </text:list-item>
        <text:list-item>
          <text:p text:style-name="P12">Punkty zdrowia (HP) – każdy gracz ma określoną ich ilość; m<text:span text:style-name="T1">oż</text:span>na<text:span text:style-name="T1"> je tracić, gdy zostanie postrzelony przez innego gracza lub – w wersji rozszerzonej – wjedzie na minę.</text:span></text:p>
        </text:list-item>
      </text:list>
      <text:h text:style-name="P18" text:outline-level="1"/>
      <text:h text:style-name="P19" text:outline-level="1">3. Wymagania rozszerzone</text:h>
      <text:list xml:id="list8518798668733395775" text:style-name="L2">
        <text:list-item>
          <text:p text:style-name="P14"><text:span text:style-name="T8">B</text:span>onusy <text:span text:style-name="T8">pojawiające się w losowym miejscu i czasie na planszy</text:span></text:p>
        </text:list-item>
        <text:list-item>
          <text:p text:style-name="P8">Zniszczalne przeszkody</text:p>
        </text:list-item>
        <text:list-item>
          <text:p text:style-name="P8">Flagi drużynowe</text:p>
        </text:list-item>
      </text:list>
      <text:list xml:id="list7792994219610137090" text:style-name="L4">
        <text:list-item>
          <text:p text:style-name="P11"><text:span text:style-name="T1">Czołg, który doniesie flagę przeciwnika do własnej bazy, dostaje bonus. </text:span></text:p>
        </text:list-item>
      </text:list>
      <text:list xml:id="list2101075638107" text:continue-list="list8518798668733395775" text:style-name="L2">
        <text:list-item>
          <text:p text:style-name="P6">Moż<text:span text:style-name="T4">liwość</text:span> podkłada<text:span text:style-name="T4">nia</text:span> min <text:span text:style-name="T9">na polu planszy; po najechaniu na nią czołg dowolnej drużyny doznaje obrażeń;</text:span></text:p>
        </text:list-item>
      </text:list>
      <text:p text:style-name="P9"/>
      <text:h text:style-name="Heading_20_1" text:outline-level="1">Skład grupy:</text:h>
      <text:list xml:id="list506379084377020084" text:style-name="L3">
        <text:list-item>
          <text:p text:style-name="P10"><text:span text:style-name="T3">Katarzyna Herman</text:span></text:p>
        </text:list-item>
        <text:list-item>
          <text:p text:style-name="P10"><text:span text:style-name="T3">Łukasz Bartocha</text:span></text:p>
        </text:list-item>
        <text:list-item>
          <text:p text:style-name="P10"><text:span text:style-name="T3">Tomasz Bajorek</text:span></text:p>
        </text:list-item>
        <text:list-item>
          <text:p text:style-name="P10"><text:span text:style-name="T3">Kamil Drzazg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23:02:52.441085748</meta:creation-date>
    <dc:date>2015-10-10T00:21:00.174738562</dc:date>
    <meta:editing-duration>PT1H13M53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2" meta:paragraph-count="31" meta:word-count="243" meta:character-count="1600" meta:non-whitespace-character-count="1402"/>
  </office:meta>
</office:document-meta>
</file>